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MI</text:p>
          </table:table-cell>
          <table:table-cell office:value-type="string" calcext:value-type="string">
            <text:p>Rating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mp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280" calcext:value-type="float">
            <text:p>28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aylight Savings wrong if validDays is not all days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mp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y few days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light Savings wrong if validDays is not all days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mp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 timed device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mp</text:p>
          </table:table-cell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 timed devices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mp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Under-estimates power</text:p>
          </table:table-cell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ed half-hour alignment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Should we only take rectangles, or other repeated patterns?)</text:p>
          </table:table-cell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-estimates power</text:p>
          </table:table-cell>
        </table:table-row>
        <table:table-row table:style-name="ro3"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light Savings wrong if validDays is not all days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mp</text:p>
          </table:table-cell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mp?</text:p>
          </table:table-cell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ange dates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8:02:31.247532600</meta:creation-date>
    <dc:date>2016-03-17T16:39:12.370216514</dc:date>
    <meta:editing-duration>PT22H21M19S</meta:editing-duration>
    <meta:editing-cycles>4</meta:editing-cycles>
    <meta:generator>LibreOffice/4.1.3.2$Linux_X86_64 LibreOffice_project/410m0$Build-2</meta:generator>
    <meta:document-statistic meta:table-count="1" meta:cell-count="275" meta:object-count="0"/>
  </office:meta>
</office:document-meta>
</file>